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129.91pt"/>
    </style:style>
    <style:style style:name="co6" style:family="table-column">
      <style:table-column-properties fo:break-before="auto" style:column-width="125.29pt"/>
    </style:style>
    <style:style style:name="co7" style:family="table-column">
      <style:table-column-properties fo:break-before="auto" style:column-width="13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Tr</text:p>
          </table:table-cell>
          <table:table-cell table:formula="of:=21+273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b </text:p>
          </table:table-cell>
          <table:table-cell table:style-name="ce1" office:value-type="float" office:value="0.000086173303" calcext:value-type="float">
            <text:p>8.62E-05</text:p>
          </table:table-cell>
          <table:table-cell office:value-type="string" calcext:value-type="string">
            <text:p>eVK^-1</text:p>
          </table:table-cell>
          <table:table-cell office:value-type="string" calcext:value-type="string">
            <text:p>Eanneal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office:value-type="string" calcext:value-type="string">
            <text:p>Tfreezer</text:p>
          </table:table-cell>
          <table:table-cell table:formula="of:=-25+273" office:value-type="float" office:value="248" calcext:value-type="float">
            <text:p>248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error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eV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emperature (deg C)</text:p>
          </table:table-cell>
          <table:table-cell office:value-type="string" calcext:value-type="string">
            <text:p>Temperature (K)</text:p>
          </table:table-cell>
          <table:table-cell office:value-type="string" calcext:value-type="string">
            <text:p>F(compared to Tr)</text:p>
          </table:table-cell>
          <table:table-cell office:value-type="string" calcext:value-type="string">
            <text:p>Annealing Time (mins)</text:p>
          </table:table-cell>
          <table:table-cell office:value-type="string" calcext:value-type="string">
            <text:p>Equivalent Time at Tr (mins)</text:p>
          </table:table-cell>
          <table:table-cell office:value-type="string" calcext:value-type="string">
            <text:p>Equivalent Time at Tr (hrs)</text:p>
          </table:table-cell>
          <table:table-cell office:value-type="string" calcext:value-type="string">
            <text:p>Equivalent Time at Tr (days)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]+273" office:value-type="float" office:value="328" calcext:value-type="float">
            <text:p>328</text:p>
          </table:table-cell>
          <table:table-cell table:formula="of:=EXP(-[.$H$1]/([.$E$1]*[.B5]))/EXP(-[.$H$1]/([.$E$1]*[.$B$1]))" office:value-type="float" office:value="204.175512324217" calcext:value-type="float">
            <text:p>204.1755123242</text:p>
          </table:table-cell>
          <table:table-cell office:value-type="float" office:value="80" calcext:value-type="float">
            <text:p>80</text:p>
          </table:table-cell>
          <table:table-cell table:formula="of:=[.C5]*[.D5]" office:value-type="float" office:value="16334.0409859374" calcext:value-type="float">
            <text:p>16334.0409859374</text:p>
          </table:table-cell>
          <table:table-cell table:formula="of:=[.E5]/60" office:value-type="float" office:value="272.234016432289" calcext:value-type="float">
            <text:p>272.2340164323</text:p>
          </table:table-cell>
          <table:table-cell table:formula="of:=[.F5]/24" office:value-type="float" office:value="11.3430840180121" calcext:value-type="float">
            <text:p>11.343084018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6]+273" office:value-type="float" office:value="329" calcext:value-type="float">
            <text:p>329</text:p>
          </table:table-cell>
          <table:table-cell table:formula="of:=EXP(-[.$H$1]/([.$E$1]*[.B6]))/EXP(-[.$H$1]/([.$E$1]*[.$B$1]))" office:value-type="float" office:value="234.810299123955" calcext:value-type="float">
            <text:p>234.810299124</text:p>
          </table:table-cell>
          <table:table-cell office:value-type="float" office:value="80" calcext:value-type="float">
            <text:p>80</text:p>
          </table:table-cell>
          <table:table-cell table:formula="of:=[.C6]*[.D6]" office:value-type="float" office:value="18784.8239299164" calcext:value-type="float">
            <text:p>18784.8239299164</text:p>
          </table:table-cell>
          <table:table-cell table:formula="of:=[.E6]/60" office:value-type="float" office:value="313.080398831941" calcext:value-type="float">
            <text:p>313.0803988319</text:p>
          </table:table-cell>
          <table:table-cell table:formula="of:=[.F6]/24" office:value-type="float" office:value="13.0450166179975" calcext:value-type="float">
            <text:p>13.045016618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7]+273" office:value-type="float" office:value="330" calcext:value-type="float">
            <text:p>330</text:p>
          </table:table-cell>
          <table:table-cell table:formula="of:=EXP(-[.$H$1]/([.$E$1]*[.B7]))/EXP(-[.$H$1]/([.$E$1]*[.$B$1]))" office:value-type="float" office:value="269.812874643138" calcext:value-type="float">
            <text:p>269.8128746431</text:p>
          </table:table-cell>
          <table:table-cell office:value-type="float" office:value="80" calcext:value-type="float">
            <text:p>80</text:p>
          </table:table-cell>
          <table:table-cell table:formula="of:=[.C7]*[.D7]" office:value-type="float" office:value="21585.0299714511" calcext:value-type="float">
            <text:p>21585.0299714511</text:p>
          </table:table-cell>
          <table:table-cell table:formula="of:=[.E7]/60" office:value-type="float" office:value="359.750499524184" calcext:value-type="float">
            <text:p>359.7504995242</text:p>
          </table:table-cell>
          <table:table-cell table:formula="of:=[.F7]/24" office:value-type="float" office:value="14.989604146841" calcext:value-type="float">
            <text:p>14.989604146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8]+273" office:value-type="float" office:value="331" calcext:value-type="float">
            <text:p>331</text:p>
          </table:table-cell>
          <table:table-cell table:formula="of:=EXP(-[.$H$1]/([.$E$1]*[.B8]))/EXP(-[.$H$1]/([.$E$1]*[.$B$1]))" office:value-type="float" office:value="309.773006440024" calcext:value-type="float">
            <text:p>309.77300644</text:p>
          </table:table-cell>
          <table:table-cell office:value-type="float" office:value="80" calcext:value-type="float">
            <text:p>80</text:p>
          </table:table-cell>
          <table:table-cell table:formula="of:=[.C8]*[.D8]" office:value-type="float" office:value="24781.8405152019" calcext:value-type="float">
            <text:p>24781.8405152019</text:p>
          </table:table-cell>
          <table:table-cell table:formula="of:=[.E8]/60" office:value-type="float" office:value="413.030675253365" calcext:value-type="float">
            <text:p>413.0306752534</text:p>
          </table:table-cell>
          <table:table-cell table:formula="of:=[.F8]/24" office:value-type="float" office:value="17.2096114688902" calcext:value-type="float">
            <text:p>17.209611468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]+273" office:value-type="float" office:value="332" calcext:value-type="float">
            <text:p>332</text:p>
          </table:table-cell>
          <table:table-cell table:formula="of:=EXP(-[.$H$1]/([.$E$1]*[.B9]))/EXP(-[.$H$1]/([.$E$1]*[.$B$1]))" office:value-type="float" office:value="355.355581904984" calcext:value-type="float">
            <text:p>355.355581905</text:p>
          </table:table-cell>
          <table:table-cell office:value-type="float" office:value="80" calcext:value-type="float">
            <text:p>80</text:p>
          </table:table-cell>
          <table:table-cell table:formula="of:=[.C9]*[.D9]" office:value-type="float" office:value="28428.4465523987" calcext:value-type="float">
            <text:p>28428.4465523987</text:p>
          </table:table-cell>
          <table:table-cell table:formula="of:=[.E9]/60" office:value-type="float" office:value="473.807442539978" calcext:value-type="float">
            <text:p>473.80744254</text:p>
          </table:table-cell>
          <table:table-cell table:formula="of:=[.F9]/24" office:value-type="float" office:value="19.7419767724991" calcext:value-type="float">
            <text:p>19.741976772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10]+273" office:value-type="float" office:value="333" calcext:value-type="float">
            <text:p>333</text:p>
          </table:table-cell>
          <table:table-cell table:formula="of:=EXP(-[.$H$1]/([.$E$1]*[.B10]))/EXP(-[.$H$1]/([.$E$1]*[.$B$1]))" office:value-type="float" office:value="407.309591514343" calcext:value-type="float">
            <text:p>407.3095915143</text:p>
          </table:table-cell>
          <table:table-cell office:value-type="float" office:value="80" calcext:value-type="float">
            <text:p>80</text:p>
          </table:table-cell>
          <table:table-cell table:formula="of:=[.C10]*[.D10]" office:value-type="float" office:value="32584.7673211474" calcext:value-type="float">
            <text:p>32584.7673211474</text:p>
          </table:table-cell>
          <table:table-cell table:formula="of:=[.E10]/60" office:value-type="float" office:value="543.079455352457" calcext:value-type="float">
            <text:p>543.0794553525</text:p>
          </table:table-cell>
          <table:table-cell table:formula="of:=[.F10]/24" office:value-type="float" office:value="22.6283106396857" calcext:value-type="float">
            <text:p>22.628310639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11]+273" office:value-type="float" office:value="334" calcext:value-type="float">
            <text:p>334</text:p>
          </table:table-cell>
          <table:table-cell table:formula="of:=EXP(-[.$H$1]/([.$E$1]*[.B11]))/EXP(-[.$H$1]/([.$E$1]*[.$B$1]))" office:value-type="float" office:value="466.478114913927" calcext:value-type="float">
            <text:p>466.4781149139</text:p>
          </table:table-cell>
          <table:table-cell office:value-type="float" office:value="80" calcext:value-type="float">
            <text:p>80</text:p>
          </table:table-cell>
          <table:table-cell table:formula="of:=[.C11]*[.D11]" office:value-type="float" office:value="37318.2491931141" calcext:value-type="float">
            <text:p>37318.2491931141</text:p>
          </table:table-cell>
          <table:table-cell table:formula="of:=[.E11]/60" office:value-type="float" office:value="621.970819885235" calcext:value-type="float">
            <text:p>621.9708198852</text:p>
          </table:table-cell>
          <table:table-cell table:formula="of:=[.F11]/24" office:value-type="float" office:value="25.9154508285515" calcext:value-type="float">
            <text:p>25.9154508286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12]+273" office:value-type="float" office:value="335" calcext:value-type="float">
            <text:p>335</text:p>
          </table:table-cell>
          <table:table-cell table:formula="of:=EXP(-[.$H$1]/([.$E$1]*[.B12]))/EXP(-[.$H$1]/([.$E$1]*[.$B$1]))" office:value-type="float" office:value="533.809413593564" calcext:value-type="float">
            <text:p>533.8094135936</text:p>
          </table:table-cell>
          <table:table-cell office:value-type="float" office:value="80" calcext:value-type="float">
            <text:p>80</text:p>
          </table:table-cell>
          <table:table-cell table:formula="of:=[.C12]*[.D12]" office:value-type="float" office:value="42704.7530874852" calcext:value-type="float">
            <text:p>42704.7530874852</text:p>
          </table:table-cell>
          <table:table-cell table:formula="of:=[.E12]/60" office:value-type="float" office:value="711.745884791419" calcext:value-type="float">
            <text:p>711.7458847914</text:p>
          </table:table-cell>
          <table:table-cell table:formula="of:=[.F12]/24" office:value-type="float" office:value="29.6560785329758" calcext:value-type="float">
            <text:p>29.65607853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13]+273" office:value-type="float" office:value="336" calcext:value-type="float">
            <text:p>336</text:p>
          </table:table-cell>
          <table:table-cell table:formula="of:=EXP(-[.$H$1]/([.$E$1]*[.B13]))/EXP(-[.$H$1]/([.$E$1]*[.$B$1]))" office:value-type="float" office:value="610.369243773951" calcext:value-type="float">
            <text:p>610.369243774</text:p>
          </table:table-cell>
          <table:table-cell office:value-type="float" office:value="80" calcext:value-type="float">
            <text:p>80</text:p>
          </table:table-cell>
          <table:table-cell table:formula="of:=[.C13]*[.D13]" office:value-type="float" office:value="48829.5395019161" calcext:value-type="float">
            <text:p>48829.5395019161</text:p>
          </table:table-cell>
          <table:table-cell table:formula="of:=[.E13]/60" office:value-type="float" office:value="813.825658365268" calcext:value-type="float">
            <text:p>813.8256583653</text:p>
          </table:table-cell>
          <table:table-cell table:formula="of:=[.F13]/24" office:value-type="float" office:value="33.9094024318862" calcext:value-type="float">
            <text:p>33.9094024319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14]+273" office:value-type="float" office:value="337" calcext:value-type="float">
            <text:p>337</text:p>
          </table:table-cell>
          <table:table-cell table:formula="of:=EXP(-[.$H$1]/([.$E$1]*[.B14]))/EXP(-[.$H$1]/([.$E$1]*[.$B$1]))" office:value-type="float" office:value="697.354513837372" calcext:value-type="float">
            <text:p>697.3545138374</text:p>
          </table:table-cell>
          <table:table-cell office:value-type="float" office:value="80" calcext:value-type="float">
            <text:p>80</text:p>
          </table:table-cell>
          <table:table-cell table:formula="of:=[.C14]*[.D14]" office:value-type="float" office:value="55788.3611069897" calcext:value-type="float">
            <text:p>55788.3611069897</text:p>
          </table:table-cell>
          <table:table-cell table:formula="of:=[.E14]/60" office:value-type="float" office:value="929.806018449829" calcext:value-type="float">
            <text:p>929.8060184498</text:p>
          </table:table-cell>
          <table:table-cell table:formula="of:=[.F14]/24" office:value-type="float" office:value="38.7419174354095" calcext:value-type="float">
            <text:p>38.7419174354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15]+273" office:value-type="float" office:value="338" calcext:value-type="float">
            <text:p>338</text:p>
          </table:table-cell>
          <table:table-cell table:formula="of:=EXP(-[.$H$1]/([.$E$1]*[.B15]))/EXP(-[.$H$1]/([.$E$1]*[.$B$1]))" office:value-type="float" office:value="796.108422259677" calcext:value-type="float">
            <text:p>796.1084222597</text:p>
          </table:table-cell>
          <table:table-cell office:value-type="float" office:value="80" calcext:value-type="float">
            <text:p>80</text:p>
          </table:table-cell>
          <table:table-cell table:formula="of:=[.C15]*[.D15]" office:value-type="float" office:value="63688.6737807741" calcext:value-type="float">
            <text:p>63688.6737807741</text:p>
          </table:table-cell>
          <table:table-cell table:formula="of:=[.E15]/60" office:value-type="float" office:value="1061.47789634624" calcext:value-type="float">
            <text:p>1061.4778963462</text:p>
          </table:table-cell>
          <table:table-cell table:formula="of:=[.F15]/24" office:value-type="float" office:value="44.2282456810931" calcext:value-type="float">
            <text:p>44.228245681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nnealing Test (Set A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itial Oven Temp ( C )</text:p>
          </table:table-cell>
          <table:table-cell office:value-type="float" office:value="61.4" calcext:value-type="float">
            <text:p>61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nal Oven Temp ( C )</text:p>
          </table:table-cell>
          <table:table-cell office:value-type="float" office:value="60.6" calcext:value-type="float">
            <text:p>60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18:.B19])" office:value-type="float" office:value="61" calcext:value-type="float">
            <text:p>61</text:p>
          </table:table-cell>
          <table:table-cell office:value-type="string" calcext:value-type="string">
            <text:p>(may not be a true representation of aver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nge/2</text:p>
          </table:table-cell>
          <table:table-cell table:formula="of:=([.B18]-[.B19])/2" office:value-type="float" office:value="0.399999999999999" calcext:value-type="float">
            <text:p>0.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ccanthis ADF Std No3" svg:font-family="'Accanthis ADF Std No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3:47:45.119102388</meta:creation-date>
    <dc:date>2017-12-05T14:20:19.130369062</dc:date>
    <meta:editing-duration>PT52S</meta:editing-duration>
    <meta:editing-cycles>2</meta:editing-cycles>
    <meta:generator>LibreOffice/5.1.6.2.0$Linux_X86_64 LibreOffice_project/10$Build-2</meta:generator>
    <meta:document-statistic meta:table-count="1" meta:cell-count="109" meta:object-count="0"/>
  </office:meta>
</office:document-meta>
</file>